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Roboto" svg:font-family="Roboto"/>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200%" fo:text-align="start" style:justify-single-word="false" fo:orphans="2" fo:widows="2" fo:text-indent="0cm" style:auto-text-indent="false"/>
      <style:text-properties fo:font-variant="normal" fo:text-transform="none" fo:color="#3e4146" loext:opacity="100%" style:font-name="Roboto" fo:font-size="7.5pt" fo:letter-spacing="normal" fo:font-style="normal" fo:font-weight="normal" fo:background-color="#eeeff0" loext:padding="0cm" loext:border="none"/>
    </style:style>
    <style:style style:name="P2" style:family="paragraph" style:parent-style-name="Standard">
      <style:paragraph-properties fo:margin-left="0cm" fo:margin-right="0cm" fo:margin-top="0cm" fo:margin-bottom="0cm" style:contextual-spacing="false" style:line-height-at-least="0.265cm" fo:text-align="start" style:justify-single-word="false" fo:orphans="2" fo:widows="2" fo:text-indent="0cm" style:auto-text-indent="false"/>
      <style:text-properties fo:font-variant="normal" fo:text-transform="none" fo:color="#707689" loext:opacity="100%" style:font-name="Roboto" fo:font-size="5pt" fo:letter-spacing="normal" fo:font-style="normal" fo:font-weight="normal" loext:padding="0cm" loext:border="none"/>
    </style:style>
    <style:style style:name="P3" style:family="paragraph" style:parent-style-name="Standard">
      <style:paragraph-properties fo:margin-left="0cm" fo:margin-right="0cm" fo:margin-top="0cm" fo:margin-bottom="0cm" style:contextual-spacing="false" style:line-height-at-least="0.265cm" fo:text-align="end" style:justify-single-word="false" fo:orphans="2" fo:widows="2" fo:text-indent="0cm" style:auto-text-indent="false"/>
      <style:text-properties fo:font-variant="normal" fo:text-transform="none" fo:color="#707689" loext:opacity="100%" style:font-name="Roboto" fo:font-size="5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line-height="200%" fo:text-align="start" style:justify-single-word="false" fo:orphans="2" fo:widows="2" fo:text-indent="0cm" style:auto-text-indent="false"/>
      <style:text-properties fo:font-variant="normal" fo:text-transform="none" fo:color="#ffffff" loext:opacity="100%" style:font-name="Roboto" fo:font-size="7.5pt" fo:letter-spacing="normal" fo:font-style="normal" fo:font-weight="normal" fo:background-color="#0c0b3e" loext:padding="0cm" loext:border="none"/>
    </style:style>
    <style:style style:name="P5" style:family="paragraph" style:parent-style-name="Text_20_body">
      <style:text-properties fo:font-size="7.5pt"/>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Ordnung. Es ist ein kostenloser Telefonanschluss installiert. Es wäre also möglich, allerdings ohne Flat so dass die einzelne Minute berechnet werden würde. Wenn Sie kein Telefon anschließen hat es auch keine Auswirkung auf die monatlichen Kosten.</text:p>
      <text:p text:style-name="P1"><draw:frame draw:style-name="fr1" draw:name="Rahmen1" text:anchor-type="char" svg:width="0.041cm" draw:z-index="0"><draw:text-box fo:min-height="0.041cm"><text:p text:style-name="P5">Mitarbeiternachricht gesendet am 10:54:</text:p></draw:text-box></draw:frame>Ich habe alles um die Bestellung abzuschließen. Gibt es noch weitere Fragen?</text:p>
      <text:p text:style-name="P2">10:54</text:p>
      <text:p text:style-name="P4"><draw:frame draw:style-name="fr1" draw:name="Rahmen2" text:anchor-type="char" svg:width="0.041cm" draw:z-index="1"><draw:text-box fo:min-height="0.041cm"><text:p text:style-name="P5">Besuchernachricht gesendet am 10:57:</text:p></draw:text-box></draw:frame>Wann genau kriege ich den Router?</text:p>
      <text:p text:style-name="P4"><draw:frame draw:style-name="fr1" draw:name="Rahmen3" text:anchor-type="char" svg:width="0.041cm" draw:z-index="2"><draw:text-box fo:min-height="0.041cm"><text:p text:style-name="P5">Besuchernachricht gesendet am 10:57:</text:p></draw:text-box></draw:frame>Ungefähr</text:p>
      <text:p text:style-name="P4"><draw:frame draw:style-name="fr1" draw:name="Rahmen4" text:anchor-type="char" svg:width="0.041cm" draw:z-index="3"><draw:text-box fo:min-height="0.041cm"><text:p text:style-name="P5">Besuchernachricht gesendet am 10:57:</text:p></draw:text-box></draw:frame>Und werde ich den Vertrag über Mail kriegen?</text:p>
      <text:p text:style-name="P3">10:57</text:p>
      <text:p text:style-name="P1"><draw:frame draw:style-name="fr1" draw:name="Rahmen5" text:anchor-type="char" svg:width="0.041cm" draw:z-index="4"><draw:text-box fo:min-height="0.041cm"><text:p text:style-name="P5">Mitarbeiternachricht gesendet am 10:58:</text:p></draw:text-box></draw:frame>Eine genaue Lieferung kann ich Ihnen nicht sagen. In der nächsten Woche. Sie erhalten auch eine Sendungsnummer.</text:p>
      <text:p text:style-name="P1"><draw:frame draw:style-name="fr1" draw:name="Rahmen6" text:anchor-type="char" svg:width="0.041cm" draw:z-index="5"><draw:text-box fo:min-height="0.041cm"><text:p text:style-name="P5">Mitarbeiternachricht gesendet am 10:59:</text:p></draw:text-box></draw:frame>Sie bekommen eine Zusammenfassung per Mail. Die Auftragsbestätigung kommt per Post.</text:p>
      <text:p text:style-name="P1"><draw:frame draw:style-name="fr1" draw:name="Rahmen7" text:anchor-type="char" svg:width="0.041cm" draw:z-index="6"><draw:text-box fo:min-height="0.041cm"><text:p text:style-name="P5">Mitarbeiternachricht gesendet am 10:59:</text:p></draw:text-box></draw:frame>Jetzt werden Sie 2 E-Mails erhalten. In der einen wird gebeten die E-Mailadresse zu bestätigen und die zweite E-Mail ist die Bestätigung zur Vertragsanlage. Als Anhang ist die Vertragszusammenfassung. Bitte den Button "Bestellung freigeben" klicken, damit wir es direkt bearbeiten können. Danach erhalten Sie per Post die Auftragsbestätigung und ab da haben Sie ein 14tägiges Widerrufsrecht.</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Roboto" svg:font-family="Roboto"/>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5T11:04:00.732000000</dc:date>
    <meta:editing-duration>PT7S</meta:editing-duration>
    <meta:editing-cycles>1</meta:editing-cycles>
    <meta:generator>LibreOffice/7.2.4.1$Windows_X86_64 LibreOffice_project/27d75539669ac387bb498e35313b970b7fe9c4f9</meta:generator>
    <meta:document-statistic meta:table-count="0" meta:image-count="0" meta:object-count="0" meta:page-count="1" meta:paragraph-count="17" meta:word-count="178" meta:character-count="1270" meta:non-whitespace-character-count="1109"/>
  </office:meta>
</office:document-meta>
</file>